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8" style:family="paragraph" style:parent-style-name="Footer">
      <style:paragraph-properties fo:text-align="center" style:justify-single-word="false"/>
    </style:style>
    <style:style style:name="P9"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0"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44pt" fo:font-weight="bold" style:font-size-asian="44pt" style:font-weight-asian="bold" style:font-size-complex="44pt" style:font-weight-complex="bold"/>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paragraph-properties fo:margin-top="0cm" fo:margin-bottom="0.499cm"/>
    </style:style>
    <style:style style:name="P15" style:family="paragraph" style:parent-style-name="Preformatted_20_Text">
      <style:paragraph-properties fo:margin-top="0cm" fo:margin-bottom="0.499cm"/>
      <style:text-properties fo:font-weight="normal" style:font-weight-asian="normal" style:font-weight-complex="normal"/>
    </style:style>
    <style:style style:name="P16" style:family="paragraph" style:parent-style-name="Preformatted_20_Text">
      <style:paragraph-properties fo:margin-top="0cm" fo:margin-bottom="0.499cm"/>
      <style:text-properties style:text-underline-style="none" fo:font-weight="normal" style:font-weight-asian="normal" style:font-weight-complex="normal"/>
    </style:style>
    <style:style style:name="P17"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18" style:family="paragraph" style:parent-style-name="Preformatted_20_Text">
      <style:paragraph-properties fo:margin-top="0cm" fo:margin-bottom="0.499cm" fo:text-align="start" style:justify-single-word="false"/>
      <style:text-properties fo:color="#000000"/>
    </style:style>
    <style:style style:name="P19"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2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21"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22"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23"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24"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text-properties fo:font-size="12pt" fo:font-weight="bold" style:font-size-asian="12pt" style:font-weight-asian="bold" style:font-size-complex="12pt" style:font-weight-complex="bold"/>
    </style:style>
    <style:style style:name="P27" style:family="paragraph" style:parent-style-name="Standard" style:list-style-name="L1">
      <style:text-properties fo:font-size="12pt" style:font-size-asian="12pt" style:font-size-complex="12pt"/>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paragraph-properties fo:text-align="center" style:justify-single-word="false" fo:break-before="page"/>
      <style:text-properties fo:font-weight="bold" style:font-weight-asian="bold" style:font-weight-complex="bold"/>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list-style-name="">
      <style:paragraph-properties fo:margin-left="0cm" fo:margin-right="0cm" fo:text-align="start" style:justify-single-word="false" fo:text-indent="0cm" style:auto-text-indent="false" style:text-autospace="none"/>
    </style:style>
    <style:style style:name="P35"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Heading">
      <style:paragraph-properties fo:break-before="page"/>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4"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5"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ff00" fo:font-weight="normal" fo:background-color="transparent" style:font-weight-asian="normal" style:font-weight-complex="normal"/>
    </style:style>
    <style:style style:name="T9" style:family="text">
      <style:text-properties fo:color="#00ae00" fo:font-weight="bold" fo:background-color="transparent" style:font-weight-asian="bold" style:font-weight-complex="bold"/>
    </style:style>
    <style:style style:name="T10" style:family="text">
      <style:text-properties fo:color="#00ae00" fo:font-weight="bold" style:font-weight-asian="bold" style:font-weight-complex="bold"/>
    </style:style>
    <style:style style:name="T11" style:family="text">
      <style:text-properties fo:color="#0047ff" fo:font-weight="normal" style:font-weight-asian="normal" style:font-weight-complex="normal"/>
    </style:style>
    <style:style style:name="T12" style:family="text">
      <style:text-properties fo:color="#0047ff" fo:font-weight="bold" fo:background-color="#00ae00" style:font-weight-asian="bold" style:font-weight-complex="bold"/>
    </style:style>
    <style:style style:name="T13"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4"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5" style:family="text">
      <style:text-properties fo:color="#000000" fo:font-weight="normal" fo:background-color="#b3b3b3" style:font-weight-asian="normal" style:font-weight-complex="normal"/>
    </style:style>
    <style:style style:name="T16" style:family="text">
      <style:text-properties fo:color="#000000" style:font-name="DejaVu Sans Mono1" fo:font-size="10pt" fo:font-weight="normal" fo:background-color="#b3b3b3" style:font-size-asian="10pt" style:font-weight-asian="normal" style:font-size-complex="10pt" style:font-weight-complex="normal"/>
    </style:style>
    <style:style style:name="T17" style:family="text">
      <style:text-properties fo:color="#000000" fo:background-color="#b3b3b3"/>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fo:font-style="italic" style:font-style-asian="italic" style:font-style-complex="italic"/>
    </style:style>
    <style:style style:name="T21" style:family="text">
      <style:text-properties style:font-name="DejaVu Sans Mono1" fo:font-size="10pt" style:font-size-asian="10pt" style:font-size-complex="10pt"/>
    </style:style>
    <style:style style:name="T22"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24">Babelium Project</text:p>
      <text:p text:style-name="P24">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7">Content Index</text:p>
          </text:index-title>
          <text:p text:style-name="P36">Installing and downloading required packages<text:tab/>3</text:p>
          <text:p text:style-name="P36">Create user and database for babelia aplication<text:tab/>3</text:p>
          <text:p text:style-name="P36">Installing eclipse<text:tab/>3</text:p>
          <text:p text:style-name="P36">Installing flex builder<text:tab/>3</text:p>
          <text:p text:style-name="P36">Installing flex sdk 3.5<text:tab/>4</text:p>
          <text:p text:style-name="P36">Set sdk 3.5.0 as a default sdk in eclipse<text:tab/>4</text:p>
          <text:p text:style-name="P36">Support for locales<text:tab/>4</text:p>
          <text:p text:style-name="P36">Installing subclipse for eclipse<text:tab/>4</text:p>
          <text:p text:style-name="P36">Import project into eclipse<text:tab/>5</text:p>
          <text:p text:style-name="P36">Download red5 server<text:tab/>5</text:p>
          <text:p text:style-name="P36">DB Dump<text:tab/>5</text:p>
          <text:p text:style-name="P36">Configure apache<text:tab/>5</text:p>
          <text:p text:style-name="P36">Fill apache's root<text:tab/>6</text:p>
          <text:p text:style-name="P36">Installing Zend Framework<text:tab/>6</text:p>
          <text:p text:style-name="P36">Install oflaDemo<text:tab/>7</text:p>
          <text:p text:style-name="P36">Copy videos to oflaDemo<text:tab/>7</text:p>
          <text:p text:style-name="P36">Start babelia<text:tab/>7</text:p>
          <text:p text:style-name="P36">Installing ffmpeg and ffmpeg-php on linux<text:tab/>7</text:p>
          <text:p text:style-name="P36">Video upload module configuration<text:tab/>8</text:p>
          <text:p text:style-name="P36">Cuting-off videos using ffmpeg's commandline<text:tab/>9</text:p>
          <text:p text:style-name="P36">Automatic periodic system jobs (CRON)<text:tab/>9</text:p>
          <text:p text:style-name="P36">How to capture videos of your desktop to make tutorials<text:tab/>10</text:p>
          <text:p text:style-name="P36">Video standard resolution table and the one we're using<text:tab/>10</text:p>
        </text:index-body>
      </text:table-of-content>
      <text:p text:style-name="P25"/>
      <text:p text:style-name="P32"/>
      <text:h text:style-name="Heading_20_1" text:outline-level="1">Installing and downloading required packages</text:h>
      <text:p text:style-name="Standard"/>
      <text:p text:style-name="P20">sudo apt-get install apache2 mysql-server mysql-client subversion php5 php5-mysql</text:p>
      <text:p text:style-name="Standard">{ROOT DB PASS}</text:p>
      <text:p text:style-name="Standard"/>
      <text:p text:style-name="Standard"/>
      <text:h text:style-name="Heading_20_1" text:outline-level="1">Create user and database for babelia aplication</text:h>
      <text:p text:style-name="Standard"/>
      <text:p text:style-name="P20">~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Installing eclipse</text:h>
      <text:p text:style-name="Standard"/>
      <text:p text:style-name="Standard">Download eclipse</text:p>
      <text:p text:style-name="Standard"/>
      <text:p text:style-name="P20">cd /opt<text:line-break/>/opt $&gt; sudo tar xzf {DOWNLOAD DIR}/eclipse-SDK-3.3-linux-gtk.tar.gz <text:line-break/>/opt $&gt; sudo chown {LINUX USERNAME} eclipse -R<text:line-break/>/opt $&gt; sudo ln -s /opt/eclipse/eclipse /usr/bin/eclipse</text:p>
      <text:h text:style-name="Heading_20_1" text:outline-level="1">Installing flex builder</text:h>
      <text:p text:style-name="Standard"/>
      <text:p text:style-name="P20">/opt $&gt; sudo mkdir flex &amp;&amp; sudo chown {LINUX USERNAME} flex</text:p>
      <text:p text:style-name="Standard"/>
      <text:p text:style-name="P22">/{DOWNLOAD DIR} $&gt; wget http://download.macromedia.com/pub/labs/flex/flexbuilder_linux/flexbuilder_linux_install_a5_112409.bin</text:p>
      <text:p text:style-name="Standard"/>
      <text:p text:style-name="P22">/{DOWNLOAD DIR} $&gt; ./flexbuilder_linux_install_a5_112409.bin</text:p>
      <text:p text:style-name="P23"><text:soft-page-break/><text:span text:style-name="T17">{FLEX PATH} = /opt/flex<text:line-break/></text:span><text:span text:style-name="T17">{ECLIPSE PATH} = /opt/eclipse</text:span></text:p>
      <text:h text:style-name="Heading_20_1" text:outline-level="1">Installing flex sdk 3.5</text:h>
      <text:p text:style-name="Standard"/>
      <text:p text:style-name="P19"><text:span text:style-name="T15">/{DOWNLOAD DIR} $&gt; wget </text:span><text:a xlink:type="simple" xlink:href="http://fpdownload.adobe.com/pub/flex/sdk/builds/flex3/flex_sdk_3.5.0.12683.zip">http://fpdownload.adobe.com/pub/flex/sdk/builds/flex3/flex_sdk_3.5.0.12683.zip</text:a><text:span text:style-name="T15"> </text:span></text:p>
      <text:p text:style-name="Standard"/>
      <text:p text:style-name="P21"><text:span text:style-name="T15">/opt/flex/sdks $&gt; mkdir 3.5.0<text:line-break/>/opt/flex/sdks $&gt; cd 3.5.0</text:span><text:span text:style-name="T15"><text:line-break/></text:span><text:span text:style-name="T15">/opt/flex/sdks/3.5.0 $&gt; unzip {DOWNLOAD DIR}/ </text:span><text:a xlink:type="simple" xlink:href="http://fpdownload.adobe.com/pub/flex/sdk/builds/flex3/flex_sdk_3.5.0.12683.zip">flex_sdk_3.5.0.12683.zip</text:a></text:p>
      <text:h text:style-name="Heading_20_1" text:outline-level="1">Set sdk 3.5.0 as a default sdk in eclipse</text:h>
      <text:p text:style-name="Standard"/>
      <text:p text:style-name="Standard">Window → Preferences → Flex → Installed Flex SDKs → add path to 3.5.0 sdk</text:p>
      <text:p text:style-name="Standard"/>
      <text:h text:style-name="Heading_20_1" text:outline-level="1">Support for locales</text:h>
      <text:p text:style-name="Standard">Go to the /bin folder under your Flex SDK installation path and then use copylocale followed by the source locale and the destination locale<text:span text:style-name="T18">.</text:span></text:p>
      <text:p text:style-name="P26"/>
      <text:p text:style-name="P20">/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p text:style-name="Standard"/>
      <text:h text:style-name="Heading_20_1" text:outline-level="1">Installing subclipse for eclipse</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9"/>
      <text:p text:style-name="P10">finish → next &amp; accept all</text:p>
      <text:p text:style-name="P10"/>
      <text:p text:style-name="P10"/>
      <text:p text:style-name="P10"/>
      <text:h text:style-name="Heading_20_1" text:outline-level="1"><text:soft-page-break/>Import project into eclipse</text:h>
      <text:p text:style-name="Standard"/>
      <text:p text:style-name="Standard">~$&gt; eclipse </text:p>
      <text:p text:style-name="Standard"><text:span text:style-name="T2">right click → import → chekout from svn → </text:span><text:a xlink:type="simple" xlink:href="http://svn2.xp-dev.com/svn/juanan-credits/"><text:span text:style-name="T5">http://svn2.xp-dev.com/svn/juanan-credits/</text:span></text:a></text:p>
      <text:p text:style-name="P10"/>
      <text:p text:style-name="P10">And checkout trunk branch.</text:p>
      <text:p text:style-name="P10"/>
      <text:h text:style-name="Heading_20_1" text:outline-level="1">Download red5 server</text:h>
      <text:p text:style-name="P10"/>
      <text:p text:style-name="P19"><text:span text:style-name="T4">/{DOWNLOAD DIR} $&gt; wget </text:span><text:a xlink:type="simple" xlink:href="http://www.red5.org/downloads/0_8/red5-0.8.0.tar.gz"><text:span text:style-name="T16">http://www.red5.org/downloads/0_8/red5-0.8.0.tar.gz</text:span></text:a><text:a xlink:type="simple" xlink:href="http://www.red5.org/downloads/0_9/red5-0.9.RC2.tar.gz"><text:span text:style-name="T3"><text:line-break/></text:span></text:a><text:span text:style-name="T15">/opt $&gt; sudo mkdir red5 &amp;&amp; sudo chown {LINUX USERNAME} red5<text:line-break/>/opt/red5 $&gt; tar zxf {DOWNLOAD DIR}/red5-0.9.RC2.tar.gz</text:span></text:p>
      <text:h text:style-name="Heading_20_1" text:outline-level="1">DB Dump</text:h>
      <text:p text:style-name="Standard"/>
      <text:p text:style-name="P20">{WORKSPACE}/{PROJECT}/src/resources/sql$ mysql -u babelia -p babelia &lt; all.sql {BABELIA DB PASS}</text:p>
      <text:h text:style-name="Heading_20_1" text:outline-level="1">Configure apache</text:h>
      <text:p text:style-name="Standard"/>
      <text:p text:style-name="P20">sudo gedit /etc/hosts</text:p>
      <text:p text:style-name="Standard"/>
      <text:p text:style-name="Standard">add → <text:s/>127.0.0.1<text:tab/>babelia </text:p>
      <text:p text:style-name="Standard"/>
      <text:p text:style-name="P19"><text:span text:style-name="T15">sudo</text:span> mkdir /var/www/babelia<text:line-break/>sudo chown kuro /var/www/babelia</text:p>
      <text:p text:style-name="Standard"/>
      <text:p text:style-name="P19">/etc/apache2/sites-available $ sudo cp default babelia</text:p>
      <text:p text:style-name="Standard"/>
      <text:p text:style-name="P19">/etc/apache2/sites-available $ sudo gedit babelia</text:p>
      <text:p text:style-name="Standard"/>
      <text:p text:style-name="Standard">change: </text:p>
      <text:p text:style-name="Standard"/>
      <text:p text:style-name="Standard">add in 3rd line → Servername babelia</text:p>
      <text:p text:style-name="Standard">DocumentRoot /var/www → DocumentRoot /var/www/babelia</text:p>
      <text:p text:style-name="Standard"><text:soft-page-break/>&lt;Directory /var/www/&gt; → &lt;Directory /var/www/babelia/&gt;</text:p>
      <text:p text:style-name="Standard"/>
      <text:p text:style-name="Standard">save &amp; quit</text:p>
      <text:p text:style-name="Standard"/>
      <text:p text:style-name="P19">/etc/apache2 $ sudo a2ensite babelia</text:p>
      <text:h text:style-name="Heading_20_1" text:outline-level="1">Fill apache's root</text:h>
      <text:p text:style-name="Standard"/>
      <text:p text:style-name="Standard">In eclipse:</text:p>
      <text:p text:style-name="Standard">Change in service-config.xml → s/localhost/babelia/</text:p>
      <text:p text:style-name="Standard">Build project.</text:p>
      <text:p text:style-name="Standard"/>
      <text:p text:style-name="P19">{WORKSPACE}/{PROJECT} $&gt; cp bin-debug/* /var/www/babelia/ -R</text:p>
      <text:p text:style-name="Standard">Install amfphp in /var/www/babelia or:</text:p>
      <text:p text:style-name="Standard"/>
      <text:p text:style-name="P19">/var/www/babelia $&gt; mkdir amfphp<text:line-break/>/var/www/babelia $&gt; mkdir amfphp/services/<text:line-break/>/var/www/babelia $&gt; mkdir amfphp/services/babelia</text:p>
      <text:p text:style-name="Standard"/>
      <text:p text:style-name="P19">{WORKSPACE}/{PROJECT}/src/resources $&gt; cp server.php activation.php tests/* /var/www/babelia/</text:p>
      <text:p text:style-name="Standard"/>
      <text:p text:style-name="P19">{WORKSPACE}/{PROJECT}/src/resources/services $&gt; cp * /var/www/babelia/amfphp/services/babelia/ </text:p>
      <text:p text:style-name="Standard"/>
      <text:p text:style-name="P19">/var/www/babelia/amfphp/services/babelia $&gt; cp Config.php.example Config.php</text:p>
      <text:p text:style-name="Standard"/>
      <text:p text:style-name="P19">/var/www/babelia/amfphp/services/babelia $&gt; gedit Config.php</text:p>
      <text:p text:style-name="Standard">{Configure with your DB settings}</text:p>
      <text:p text:style-name="Standard"/>
      <text:h text:style-name="Heading_20_1" text:outline-level="1">Installing Zend Framework</text:h>
      <text:p text:style-name="Standard"/>
      <text:p text:style-name="P20">{DOWNLOAD DIR} $&gt; wget http://framework.zend.com/releases/ZendFramework-1.9.6/ZendFramework-1.9.6.tar.gz</text:p>
      <text:p text:style-name="Standard"/>
      <text:p text:style-name="P20">/var/www/babelia $&gt; tar zxf {DOWNLOAD DIR}/ZendFramework-1.9.6.tar.gz</text:p>
      <text:p text:style-name="Standard"><text:soft-page-break/></text:p>
      <text:p text:style-name="P20">/var/www/babelia $&gt; mv ZendFramework-1.9.6/library/Zend/ Zend</text:p>
      <text:h text:style-name="Heading_20_1" text:outline-level="1">Install oflaDemo</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Copy videos to oflaDemo</text:h>
      <text:p text:style-name="Standard"/>
      <text:p text:style-name="P20">/opt/red5/webapps/oflaDemo/streams$ cp {WORKSPACE}/{PROJECT}/src/resources/videos/* ./</text:p>
      <text:h text:style-name="Heading_20_1" text:outline-level="1">Start babelia</text:h>
      <text:p text:style-name="Standard"/>
      <text:p text:style-name="P20">sudo service apache2 start<text:line-break/>sudo service mysql start<text:line-break/>/opt/red5$ nohup sh red5.sh &amp;</text:p>
      <text:h text:style-name="Heading_20_1" text:outline-level="1">Installing ffmpeg and ffmpeg-php on linux</text:h>
      <text:p text:style-name="P11">We need to get restricted codecs so we enable the medibuntu repository:</text:p>
      <text:p text:style-name="P11"/>
      <text:p text:style-name="P19"><text:span text:style-name="T15">sudo wget </text:span><text:a xlink:type="simple" xlink:href="http://www.medibuntu.org/sources.list.d/">http://www.medibuntu.org/sources.list.d/</text:a><text:span text:style-name="T15">`lsb_release -cs`.list --output-document=/etc/apt/sources.list.d/medibuntu.list &amp;&amp; sudo apt-get -q update &amp;&amp; sudo apt-get --yes -q --allow-unauthenticated install medibuntu-keyring &amp;&amp; sudo apt-get -q update</text:span></text:p>
      <text:p text:style-name="P13"/>
      <text:p text:style-name="P13"/>
      <text:p text:style-name="P13"/>
      <text:p text:style-name="Standard">After doing this, we install the ffmpeg and it's codec library doing the following:</text:p>
      <text:p text:style-name="P13"/>
      <text:p text:style-name="P22">sudo apt-get install ffmpeg libavcodec-extra-52</text:p>
      <text:p text:style-name="Standard">Use synaptic to get the latest version of php-ffmpeg and you're ready to go.</text:p>
      <text:p text:style-name="Standard">To test if everything works right, put an .avi video and the <text:span text:style-name="T20">ffmpeg_test.php</text:span> script under your webroot. Point the script to the correct input and launch it. If everything went ok, you should see a <text:soft-page-break/>new encoded <text:span text:style-name="T20">output.flv</text:span> video on your webroot and PHP giving you some info about it.</text:p>
      <text:p text:style-name="Standard"/>
      <text:h text:style-name="Heading_20_1" text:outline-level="1">Video upload module configuration</text:h>
      <text:p text:style-name="Standard">Since we are uploading videos from php we need to give permissions to www-data so that it can write on determined folders. Give the following folder write and exec permissions:</text:p>
      <text:p text:style-name="Standard"/>
      <text:p text:style-name="P20">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15"><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20">sudo gedit /etc/php5/apache2/php.ini</text:p>
      <text:p text:style-name="P15">post_max_size = 200M<text:line-break/>upload_max_size = 200M</text:p>
      <text:p text:style-name="P20">$ sudo /etc/init.d/apache 2 stop<text:line-break/>$ sudo /etc/init.d/apache 2 start</text:p>
      <text:p text:style-name="Standard">This is the final directory structure you should have on your web root.</text:p>
      <text:p text:style-name="Standard"/>
      <text:p text:style-name="P14"><text:span text:style-name="T7">-rwxr-xr-x 1 inko inko <text:s/>896 2010-02-25 11:16 </text:span><text:span text:style-name="T9">activation.php</text:span><text:span text:style-name="T8"> </text:span><text:span text:style-name="T7"><text:line-break/>drwxr-xr-x 5 inko inko 4096 2010-03-01 12:32 </text:span><text:span text:style-name="T11">amfphp</text:span><text:span text:style-name="T7"> <text:line-break/>drwxrwxrwx 3 inko inko 4096 2010-03-02 11:04 </text:span><text:span text:style-name="T11">babelia</text:span><text:span text:style-name="T7"> <text:line-break/>drwxr-xr-x 4 inko inko 4096 2010-03-01 14:24 </text:span><text:span text:style-name="T11">babelia/resources</text:span><text:span text:style-name="T7"><text:line-break/>drwxr-xr-x 3 inko inko 4096 2010-02-25 11:31 </text:span><text:span text:style-name="T11">babelia/resources/images </text:span><text:span text:style-name="T7"><text:line-break/>drwsrwsrwx 2 inko inko 4096 2010-03-01 13:43 </text:span><text:span text:style-name="T11">babelia/resources/images/</text:span><text:span text:style-name="T12">thumbs</text:span><text:span text:style-name="T7"> <text:line-break/>drwxrwxrwx 2 inko inko 4096 2010-03-02 11:18 </text:span><text:span text:style-name="T11">babelia/resources/</text:span><text:span text:style-name="T12">uploads</text:span><text:span text:style-name="T7"> <text:line-break/></text:span><text:soft-page-break/><text:span text:style-name="T7">-rwxr-xr-x 1 inko inko 2240 2010-03-02 11:04 </text:span><text:span text:style-name="T11">babelia/</text:span><text:span text:style-name="T10">upload.php</text:span><text:span text:style-name="T7"><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20">crontab -e</text:p>
      <text:p text:style-name="P16">0,10,20,30,40,50 * * * * php /var/www/amfphp/services/babelia/ProcessVideosCron.php</text:p>
      <text:p text:style-name="Standard">This script will launch every 10 minutes and process the videos that have the unprocessed flag on the database.</text:p>
      <text:h text:style-name="Heading_20_1" text:outline-level="1">Cuting-off videos using ffmpeg's commandline</text:h>
      <text:p text:style-name="Text_20_body"/>
      <text:p text:style-name="P20">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6">NOTE:</text:span> Using Youtube's #t=XmYs (This is used to begin the playback at a certain point of the video) gives playable but corrupted videos as a response. So it is something that must be taken into account.</text:p>
      <text:h text:style-name="Heading_20_1" text:outline-level="1">Automatic periodic system jobs (CRON)</text:h>
      <text:p text:style-name="Standard">Our application will be using some automatic periodic system jobs to perform various asynchronous tasks. This jobs are PHP scripts that launch periodically over a scheduled time.</text:p>
      <text:p text:style-name="P17">Currently we have this tasks:</text:p>
      <text:list xml:id="list422016805" text:style-name="L1">
        <text:list-item>
          <text:p text:style-name="P27"><text:span text:style-name="T6">GetTranscriptions.php</text:span><text:span text:style-name="T7">: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8"/>
      <text:list xml:id="list346614686" text:continue-numbering="true" text:style-name="L1">
        <text:list-item>
          <text:p text:style-name="P29"><text:span text:style-name="T18">SendRequests.php</text:span><text:span text:style-name="T19">: </text:span>Sends all the conversion requests to SpinVox. It looks for pending exercises and responses, and requests that must be sent again and sends a transcription request to SpinVox for each of them.</text:p>
        </text:list-item>
      </text:list>
      <text:p text:style-name="Standard"/>
      <text:list xml:id="list1057862735" text:continue-numbering="true" text:style-name="L1">
        <text:list-item>
          <text:p text:style-name="P29"><text:span text:style-name="T6">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p text:style-name="P29"/>
        </text:list-item>
      </text:list>
      <text:p text:style-name="Standard"><text:soft-page-break/>The following are some tips and things you should know if you're going to make a scheduled script:</text:p>
      <text:p text:style-name="Standard"/>
      <text:list xml:id="list1520446641" text:style-name="L2">
        <text:list-item>
          <text:p text:style-name="P30">Since scheduled scripts are called via PHP's CLI, the $_SERVER superglobal won't be available on your script.</text:p>
        </text:list-item>
        <text:list-item>
          <text:p text:style-name="P30"><text:span text:style-name="T7">You must begin your scripts with the line </text:span><text:span text:style-name="T14">#!/usr/bin/php -q</text:span><text:span text:style-name="T13"> and give them execution rights</text:span></text:p>
        </text:list-item>
        <text:list-item>
          <text:p text:style-name="P30">To add your scheduled script to the system you must add a line to the crontab. Check crontab's man for more information.</text:p>
        </text:list-item>
        <text:list-item>
          <text:p text:style-name="P30">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49518413" text:style-name="L3">
        <text:list-item>
          <text:p text:style-name="P31">You can use the Webmin application to add scheduled cron jobs using a visual tool.</text:p>
        </text:list-item>
      </text:list>
      <text:h text:style-name="Heading_20_1" text:outline-level="1">How to capture videos of your desktop to make tutorials</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6">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20">ffmpeg -i inputcapture.ogv -b 10000k outputresult.mpg </text:p>
      <text:p text:style-name="Standard">This will produce a much heavier video but in contrast with the OGV it can be edited easily and uploaded to virtually anyplace.</text:p>
      <text:h text:style-name="Heading_20_1" text:outline-level="1">Video standard resolution table and the one we're using</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text:soft-page-break/></text:p>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7">Aspect Ratio</text:p>
          </table:table-cell>
          <table:table-cell table:style-name="VideoResolutions.A1" office:value-type="string">
            <text:p text:style-name="P7">Short Name</text:p>
          </table:table-cell>
          <table:table-cell table:style-name="VideoResolutions.A1" office:value-type="string">
            <text:p text:style-name="P7">Width</text:p>
          </table:table-cell>
          <table:table-cell table:style-name="VideoResolutions.D1" office:value-type="string">
            <text:p text:style-name="P7">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18"/>
      <text:p text:style-name="Standard">The reason to use the 240p resolution is that it gives good quality for our purposes keeping the required bandwidth at a reasonable quantity between [38-45] kb/s per video. Thus, a user with connection of 1Mbps should be able to watch 2 videos simultaneously without losing synchronization.</text:p>
      <text:p text:style-name="Standard"/>
      <text:h text:style-name="Heading_20_1" text:outline-level="1">AMFPHP configuration notes</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1">$_explicitType = "folder.ExampleVO"</text:span></text:p>
      <text:p text:style-name="Standard"><text:tab/></text:p>
      <text:p text:style-name="Standard"><text:tab/><text:span text:style-name="T21">[RemoteClass(alias="folder.ExampleVO")]</text:span></text:p>
      <text:p text:style-name="Standard"><text:tab/></text:p>
      <text:p text:style-name="Standard">Pointed to the same path.</text:p>
      <text:p text:style-name="Standard"/>
      <text:p text:style-name="Standard">All of babelia's services are stored under <text:span text:style-name="T21">amfphp's /services/babelia</text:span> folder.</text:p>
      <text:p text:style-name="Standard"/>
      <text:h text:style-name="Heading_20_1" text:outline-level="1">Migrate from AMFPHP to Zend AMF</text:h>
      <text:p text:style-name="Standard"/>
      <text:p text:style-name="Standard">Download and unzip Zend Framework to a place of your choice.</text:p>
      <text:p text:style-name="Standard"/>
      <text:p text:style-name="Standard"><text:soft-page-break/>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6">REMEMBER: </text:span>You must import your new DAOs on the server.php as well as the VOs.</text:p>
      <text:h text:style-name="Heading_20_1" text:outline-level="1">Youtube ZEND GDATA PHP API notes</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Youtube Video Upload notes</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
      <text:p text:style-name="Standard">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text:soft-page-break/>Youtube/Google account combining and developer keys</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Spinvox automatic transcription system</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If we want real transcriptions we must set the parameter to false. In this mode credits are spent and the response is obviously slower.</text:p>
      <text:p text:style-name="Standard"/>
      <text:h text:style-name="Heading_20_2" text:outline-level="2"><text:soft-page-break/>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s it work</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an</text:p>
      <text:p text:style-name="Standard"/>
      <text:p text:style-name="Standard">Lehenik eta behin, SendRequests.php exekutatu beharko dugu. Horrela, pending moduan dauden eta adibidez, konexio erroreengatik, errepikatu behar diren transkripzioen eskaerak bidaliko zaizkio SpinVoxi. Honek spinvox_request-en gordeko ditu jasotako erantzunak. Bertan errorerik egon den eta erantzuna zein URLtik jaso behar den gordeko da. Errorerik ez badago, output moduan zenbat eskaera egin diren ikusiko da.</text:p>
      <text:p text:style-name="Standard"/>
      <text:p text:style-name="Standard">Gero, GetTranscriptions.php exekutatuta, transkripzioak jasoko genituzke. Honek transcription taulatik processing egoeran daudenen URLa jasoko du spinvox_request taulatik eta bertan ea erantzuna prest dagoen begiratuko du. Hala bada, informazioa jaso eta transcriptions taulan gordeko du. Status-en, konbertsioa egin den edo ez adieraziko da eta hala bada transcription eremuan gordeko da SpinVoxek egindako transkripzioa. Errorerik ez badago, ez da outputik ikusiko.</text:p>
      <text:p text:style-name="Standard"/>
      <text:p text:style-name="P33"/>
      <text:p text:style-name="P33">Cron atazak</text:p>
      <text:p text:style-name="P33">-----------</text:p>
      <text:p text:style-name="P33"/>
      <text:p text:style-name="P33">Bi script hauek orduro exekutatzeko honakoa gehitu bahar da cronean.</text:p>
      <text:p text:style-name="P33"/>
      <text:p text:style-name="P33">#Send pending SpinVox requests every hour and save the output into /tmp/babelia/spinvox_req_log</text:p>
      <text:p text:style-name="P33">0 <text:s/>* * * * /var/www/amfphp/services/babelia/SendRequests.php &gt;&gt; /tmp/babelia/spinvox_req_log</text:p>
      <text:p text:style-name="P33">#Get the transcriptions from spinvox server every hour at 30 past and save the output into /tmp/babelia/spinvox_trans_log</text:p>
      <text:p text:style-name="P33">30 * * * * /var/www/amfphp/services/babelia/GetTranscriptions.php &gt;&gt; /tmp/babelia/spinvox_trans_log</text:p>
      <text:p text:style-name="P33"><text:soft-page-break/></text:p>
      <text:p text:style-name="P33">Lehenengo komandoak orduro (ordu puntuan) exekutatuko du SendRequests.php scripta eta bigarrenak orduro exekutatuko du GetTranscriptions.php scripta, baina oraingo hau ordu t'erdietan. Horrela eskaera guztiak bidaltzeko denbora ematen zaio transkripzioak jaso baino lehen eta ez da zerbitzaria momentu konkretu baten gehiegi kargatzen.</text:p>
      <text:p text:style-name="P33"/>
      <text:p text:style-name="P33"/>
      <text:p text:style-name="P33">Konfigurazio parametroak</text:p>
      <text:p text:style-name="P33">--------------------------</text:p>
      <text:p text:style-name="P33"/>
      <text:p text:style-name="P33">Konfigurazio parametroak datu baseko preferences taulan gordetzen dira. Hauek dira parametro horiek:</text:p>
      <text:p text:style-name="P33"/>
      <text:p text:style-name="P33">ffmpeg.path:<text:tab/><text:tab/><text:tab/><text:tab/>ffmpeg instalatuta dagoen lekua</text:p>
      <text:p text:style-name="P33">spinvox.useragent:<text:tab/><text:tab/><text:tab/>Aplikazioaren erabiltzaile agentea (adibidez babelia)</text:p>
      <text:p text:style-name="P33">spinvox.language:<text:tab/><text:tab/><text:tab/>Zein hizkuntzatan egin daitezkeen transkripzioak (tupla bat hizkuntza bakoitzeko prefName berdinarekin eta prefValuen dagokion hizkuntzaren izena)</text:p>
      <text:p text:style-name="P33">spinvox.appname:<text:tab/><text:tab/><text:tab/>Aplikazioaren izena, SpinVoxen adierazitakoa. </text:p>
      <text:p text:style-name="P33">spinvox.account_id:<text:tab/><text:tab/><text:tab/>SpinVoxeko kontuaren IDa</text:p>
      <text:p text:style-name="P33">spinvox.password:<text:tab/><text:tab/><text:tab/>SpinVoxeko pasahitza</text:p>
      <text:p text:style-name="P33">spinvox.protocol:<text:tab/><text:tab/><text:tab/>Eskaerak egiteko protokoloa (https adibidez)</text:p>
      <text:p text:style-name="P33">spinvox.username:<text:tab/><text:tab/><text:tab/>SpinVoxeko erabiltzailea</text:p>
      <text:p text:style-name="P33">spinvox.port:<text:tab/><text:tab/><text:tab/><text:tab/>Eskaera egiteko portua (protokoloa https bada portua 443 izango da)</text:p>
      <text:p text:style-name="P33">spinvox.dev_url:<text:tab/><text:tab/><text:tab/>SpinVoxen garapenerako URLa (dev.api.spinvox.com)</text:p>
      <text:p text:style-name="P33">spinvox.live_url:<text:tab/><text:tab/><text:tab/>SpinVoxen transkipzioak eskatzeko URLa (live.api.spinvox.com)</text:p>
      <text:p text:style-name="P33">spinvox.max_transcriptions:<text:tab/>Zenbat transkripzio berreskuratuko diren GetTranscriptions.php scriptaren dei bakoitzeko</text:p>
      <text:p text:style-name="P33">spinvox.max_requests:<text:tab/><text:tab/>Zenbat eskaera egingo diren SendRequests.php scriptaren dei bakoitzeko</text:p>
      <text:p text:style-name="P33">spinvox.video_path:<text:tab/><text:tab/><text:tab/>Bideoak gordeta dauden lekua</text:p>
      <text:p text:style-name="P33">spinvox.temp_folder:<text:tab/><text:tab/>Karpeta tenporala, sortu behar diren fitxategiak gordetzeko (bukatu eta gero fitxategi hauek ezabatuko dira)</text:p>
      <text:p text:style-name="P34"><text:span text:style-name="T22">spinvox.max_duration<text:tab/><text:tab/>Bideoak transkribatu ahal izateko eduki dezakeen luzeera maximo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4-19T11:32:41.98" text:fixed="true">04/19/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5-07T10:28:22.99">2010</text:date></text:p>
            </table:table-cell>
            <table:table-cell table:style-name="Tabla1.C1" office:value-type="string">
              <text:p text:style-name="MP5"><text:page-number text:select-page="current">15</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2T13:28:57</meta:creation-date>
    <dc:date>2010-05-07T10:28:23</dc:date>
    <meta:editing-duration>PT10H40M21S</meta:editing-duration>
    <meta:editing-cycles>45</meta:editing-cycles>
    <meta:generator>OpenOffice.org/3.1$Linux OpenOffice.org_project/310m19$Build-9420</meta:generator>
    <dc:creator>Inko </dc:creator>
    <meta:document-statistic meta:table-count="3" meta:image-count="0" meta:object-count="0" meta:page-count="15" meta:paragraph-count="282" meta:word-count="3051" meta:character-count="21293"/>
    <meta:user-defined meta:name="Información 1"/>
    <meta:user-defined meta:name="Información 2"/>
    <meta:user-defined meta:name="Información 3"/>
    <meta:user-defined meta:name="Información 4"/>
  </office:meta>
</office:document-meta>
</file>